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StarSymbol" svg:font-family="StarSymbol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2in"/>
    </style:style>
    <style:style style:name="P2" style:family="paragraph" style:parent-style-name="Standard">
      <style:paragraph-properties fo:margin-top="0in" fo:margin-bottom="0in"/>
    </style:style>
    <style:style style:name="P3" style:family="paragraph" style:parent-style-name="Standard" style:master-page-name="">
      <style:paragraph-properties fo:margin-top="0in" fo:margin-bottom="0in" style:page-number="auto"/>
    </style:style>
    <style:style style:name="P4" style:family="paragraph" style:parent-style-name="Standard" style:master-page-name="">
      <style:paragraph-properties fo:margin-top="0.1965in" fo:margin-bottom="0in" style:page-number="auto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ext:p text:style-name="P3"><text:placeholder text:placeholder-type="text">&lt;for each="party in objects"&gt;</text:placeholder></text:p>
        <text:p text:style-name="P4"><text:placeholder text:placeholder-type="text">&lt;party.full_name&gt;</text:placeholder></text:p>
        <text:p text:style-name="P1"><text:placeholder text:placeholder-type="text">&lt;if test="party.addresses"&gt;</text:placeholder></text:p>
        <text:p text:style-name="P1"><text:placeholder text:placeholder-type="text">&lt;for each="line in party.addresses[0].full_address.split('\n')"&gt;</text:placeholder></text:p>
        <text:p text:style-name="P2"><text:placeholder text:placeholder-type="text">&lt;line&gt;</text:placeholder></text:p>
        <text:p text:style-name="P2"><text:placeholder text:placeholder-type="text">&lt;/for&gt;</text:placeholder></text:p>
        <text:p text:style-name="P2"><text:placeholder text:placeholder-type="text">&lt;for each="i in range(5 -len(party.addresses[0].full_address.split('\n')))"&gt;</text:placeholder></text:p>
        <text:p text:style-name="P2"/>
        <text:p text:style-name="P2"><text:placeholder text:placeholder-type="text">&lt;/for&gt;</text:placeholder></text:p>
        <text:p text:style-name="P2"><text:placeholder text:placeholder-type="text">&lt;/if&gt;</text:placeholder></text:p>
        <text:p text:style-name="P2"><text:placeholder text:placeholder-type="text">&lt;if test="not party.addresses"&gt;</text:placeholder></text:p>
        <text:p text:style-name="P2"/>
        <text:p text:style-name="P2"/>
        <text:p text:style-name="P2"/>
        <text:p text:style-name="P2"/>
        <text:p text:style-name="P2"/>
        <text:p text:style-name="P2"><text:placeholder text:placeholder-type="text">&lt;/if&gt;</text:placeholder></text:p>
        <text:p text:style-name="P2"><text:placeholder text:placeholder-type="text">&lt;/for&gt;</text:placeholder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erif" fo:font-size="16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  <style:text-properties style:font-name="Liberation Sans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1" fo:font-weight="bold" style:font-size-asian="10.5pt" style:font-weight-asian="bold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Text" style:family="paragraph" style:parent-style-name="Caption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shadow="none" fo:background-color="transparent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footnote-max-height="0in">
        <style:background-image/>
        <style:columns fo:column-count="2" fo:column-gap="0.5in">
          <style:column style:rel-width="32767*" fo:start-indent="0in" fo:end-indent="0.25in"/>
          <style:column style:rel-width="32768*" fo:start-indent="0.25in" fo:end-indent="0in"/>
        </style:columns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9$Build-9358</meta:generator>
    <meta:creation-date>2008-06-07T15:28:45</meta:creation-date>
    <dc:date>2008-10-22T19:21:28</dc:date>
    <meta:editing-cycles>1</meta:editing-cycles>
    <meta:editing-duration>PT0S</meta:editing-duration>
    <meta:document-statistic meta:table-count="0" meta:image-count="0" meta:object-count="0" meta:page-count="1" meta:paragraph-count="12" meta:word-count="25" meta:character-count="278"/>
    <meta:user-defined meta:name="Info 1"/>
    <meta:user-defined meta:name="Info 2"/>
    <meta:user-defined meta:name="Info 3"/>
    <meta:user-defined meta:name="Info 4"/>
  </office:meta>
</office:document-meta>
</file>